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in" fo:margin-bottom="0in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in" fo:margin-bottom="0in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in" fo:margin-bottom="0in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in" fo:margin-bottom="0in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📘 <text:span text:style-name="Strong_20_Emphasis">How SignalR Works Here</text:span></text:h>
      <text:list text:style-name="L1">
        <text:list-item>
          <text:p text:style-name="P5">When an event occurs on the server (e.g., a new order is placed), the method <text:span text:style-name="Source_20_Text">NotifyRestaurant</text:span> or <text:span text:style-name="Source_20_Text">NotifyUserOrderPlaced</text:span> is invoked.</text:p>
        </text:list-item>
        <text:list-item>
          <text:p text:style-name="P5">The <text:span text:style-name="Source_20_Text">SendAsync</text:span> method sends a message to all connected clients.</text:p>
        </text:list-item>
        <text:list-item>
          <text:p text:style-name="P5">The clients (web browsers, desktop apps) listen for these events (<text:span text:style-name="Source_20_Text">"NewOrderReceived"</text:span> or <text:span text:style-name="Source_20_Text">"OrderPlaced"</text:span>) and handle them appropriately, such as:</text:p>
          <text:list>
            <text:list-item>
              <text:p text:style-name="P5">Displaying an order notification to restaurant users.</text:p>
            </text:list-item>
            <text:list-item>
              <text:p text:style-name="P4">Confirming order placement status for customers.</text:p>
            </text:list-item>
          </text:list>
        </text:list-item>
      </text:list>
      <text:p text:style-name="P1"><text:span text:style-name="Source_20_Text">private readonly IHubContext&lt;UserHub&gt; _hubContext;</text:span></text:p>
      <text:p text:style-name="P2"/>
      <text:p text:style-name="P2"><text:span text:style-name="Source_20_Text">public UserController(IHubContext&lt;UserHub&gt; hubContext)</text:span></text:p>
      <text:p text:style-name="P2"><text:span text:style-name="Source_20_Text">{</text:span></text:p>
      <text:p text:style-name="P2"><text:span text:style-name="Source_20_Text"><text:s text:c="4"/>_hubContext = hubContext;</text:span></text:p>
      <text:p text:style-name="P3"><text:span text:style-name="Source_20_Text">}</text:span></text:p>
      <text:list text:style-name="L2">
        <text:list-item>
          <text:p text:style-name="P7">The constructor injects <text:span text:style-name="Source_20_Text">IHubContext&lt;UserHub&gt;</text:span> which allows the controller to communicate with the <text:span text:style-name="Source_20_Text">UserHub</text:span>.</text:p>
        </text:list-item>
        <text:list-item>
          <text:p text:style-name="P6"><text:span text:style-name="Strong_20_Emphasis">Purpose</text:span>: Enables the controller to send real-time messages to clients connected via the <text:span text:style-name="Source_20_Text">UserHub</text:span>.</text:p>
        </text:list-item>
      </text:list>
      <text:p text:style-name="Standard"/>
      <text:p text:style-name="Standard"/>
      <text:p text:style-name="Standard">[HttpPost("place-order")]</text:p>
      <text:p text:style-name="Standard">public async Task&lt;IActionResult&gt; PlaceOrder([FromBody] Order order)</text:p>
      <text:p text:style-name="Standard">{</text:p>
      <text:p text:style-name="Standard"><text:s text:c="4"/>if (order == null)</text:p>
      <text:p text:style-name="Standard"><text:s text:c="8"/>return BadRequest();</text:p>
      <text:p text:style-name="Standard"/>
      <text:p text:style-name="Standard"><text:s text:c="4"/>int orderId = order.OrderId;</text:p>
      <text:p text:style-name="Standard"/>
      <text:p text:style-name="Standard"><text:s text:c="4"/>await _hubContext.Clients.All.SendAsync("NewOrderReceived", orderId);</text:p>
      <text:p text:style-name="Standard"/>
      <text:p text:style-name="Standard"><text:s text:c="4"/>return Ok(new { message = "Order placed successfully", orderId });</text:p>
      <text:p text:style-name="Standard">}</text:p>
      <text:p text:style-name="Standard"/>
      <text:list text:style-name="L3">
        <text:list-item>
          <text:p text:style-name="P8"><text:span text:style-name="Strong_20_Emphasis">Purpose:</text:span> Handles the placement of a new order and notifies all connected clients (restaurants and users).</text:p>
        </text:list-item>
      </text:list>
      <text:list text:style-name="L4">
        <text:list-item>
          <text:p text:style-name="P9"><text:span text:style-name="Strong_20_Emphasis">Input</text:span>:</text:p>
        </text:list-item>
      </text:list>
      <text:list text:style-name="L5">
        <text:list-item>
          <text:p text:style-name="P10"><text:span text:style-name="Source_20_Text">[FromBody] Order order</text:span>: Receives the order data (Order ID, User ID, Restaurant ID) in the request body.</text:p>
        </text:list-item>
      </text:list>
      <text:list text:style-name="L6">
        <text:list-item>
          <text:p text:style-name="P11"><text:span text:style-name="Strong_20_Emphasis">Key Steps</text:span>:</text:p>
        </text:list-item>
      </text:list>
      <text:list text:style-name="L7">
        <text:list-item>
          <text:p text:style-name="P13"><text:span text:style-name="Strong_20_Emphasis">Validation</text:span>: Checks if the order is <text:span text:style-name="Source_20_Text">null</text:span> and returns a <text:span text:style-name="Source_20_Text">BadRequest</text:span> if true.</text:p>
        </text:list-item>
        <text:list-item>
          <text:p text:style-name="P13"><text:span text:style-name="Strong_20_Emphasis">Real-Time Notification</text:span>:</text:p>
          <text:list>
            <text:list-item>
              <text:p text:style-name="P13"><text:soft-page-break/>Sends the message <text:span text:style-name="Source_20_Text">"NewOrderReceived"</text:span> with the <text:span text:style-name="Source_20_Text">orderId</text:span> to all connected clients using <text:span text:style-name="Source_20_Text">SendAsync</text:span>.</text:p>
            </text:list-item>
          </text:list>
        </text:list-item>
        <text:list-item>
          <text:p text:style-name="P12"><text:span text:style-name="Strong_20_Emphasis">Response</text:span>: Returns a JSON response indicating succes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📊 <text:span text:style-name="Strong_20_Emphasis">Project Flow</text:span></text:h>
      <text:p text:style-name="Horizontal_20_Line"/>
      <text:h text:style-name="Heading_20_3" text:outline-level="3"><text:span text:style-name="Strong_20_Emphasis">Step 1: User Places an Order</text:span></text:h>
      <text:list text:style-name="L8">
        <text:list-item>
          <text:p text:style-name="P14"><text:span text:style-name="Strong_20_Emphasis">React Component</text:span>: <text:span text:style-name="Source_20_Text">PlaceOrder</text:span></text:p>
          <text:list>
            <text:list-item>
              <text:p text:style-name="P15">The user fills in the form fields (<text:span text:style-name="Strong_20_Emphasis">Restaurant ID, User ID, Order ID</text:span>) in the frontend React component.</text:p>
            </text:list-item>
            <text:list-item>
              <text:p text:style-name="P15"><text:span text:style-name="Strong_20_Emphasis">Clicking "Place Order"</text:span>:</text:p>
              <text:list>
                <text:list-item>
                  <text:p text:style-name="P15">Sends an HTTP POST request to the backend endpoint <text:span text:style-name="Source_20_Text">/api/User/place-order</text:span> using <text:span text:style-name="Strong_20_Emphasis">Axios</text:span>.</text:p>
                </text:list-item>
              </text:list>
            </text:list-item>
          </text:list>
        </text:list-item>
        <text:list-item>
          <text:p text:style-name="P14"><text:span text:style-name="Strong_20_Emphasis">Backend API Call</text:span> (<text:span text:style-name="Source_20_Text">UserController.cs</text:span>):</text:p>
          <text:list>
            <text:list-item>
              <text:p text:style-name="P15">The backend receives the order details.</text:p>
            </text:list-item>
            <text:list-item>
              <text:p text:style-name="P15">In the <text:span text:style-name="Strong_20_Emphasis"><text:span text:style-name="Source_20_Text">PlaceOrder</text:span></text:span><text:span text:style-name="Strong_20_Emphasis"> method</text:span>, the server:</text:p>
              <text:list>
                <text:list-item>
                  <text:p text:style-name="P15">Notifies <text:span text:style-name="Strong_20_Emphasis">all connected clients</text:span> (restaurants) about a new order by calling <text:span text:style-name="Source_20_Text">NotifyRestaurant</text:span> on the SignalR Hub.</text:p>
                </text:list-item>
                <text:list-item>
                  <text:p text:style-name="P14">Returns a response confirming the order placement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Step 2: Real-Time Notification to the Restaurant</text:span></text:h>
      <text:list text:style-name="L9">
        <text:list-item>
          <text:p text:style-name="P16"><text:span text:style-name="Strong_20_Emphasis">SignalR Hub Method</text:span> (<text:span text:style-name="Source_20_Text">UserHub.cs</text:span>):</text:p>
          <text:list>
            <text:list-item>
              <text:p text:style-name="P17"><text:span text:style-name="Strong_20_Emphasis"><text:span text:style-name="Source_20_Text">NotifyRestaurant</text:span></text:span><text:span text:style-name="Strong_20_Emphasis"> method</text:span>:</text:p>
              <text:list>
                <text:list-item>
                  <text:p text:style-name="P17">Sends a message with event <text:span text:style-name="Strong_20_Emphasis"><text:span text:style-name="Source_20_Text">"NewOrderReceived"</text:span></text:span> to <text:span text:style-name="Strong_20_Emphasis">all connected clients</text:span> (restaurant dashboard).</text:p>
                </text:list-item>
                <text:list-item>
                  <text:p text:style-name="P17">React components listen for this event and display notifications.</text:p>
                </text:list-item>
              </text:list>
            </text:list-item>
          </text:list>
        </text:list-item>
        <text:list-item>
          <text:p text:style-name="P16">The connected <text:span text:style-name="Strong_20_Emphasis">restaurant clients</text:span> get real-time notifications about new orders.</text:p>
        </text:list-item>
      </text:list>
      <text:p text:style-name="Horizontal_20_Line"><text:soft-page-break/></text:p>
      <text:h text:style-name="Heading_20_3" text:outline-level="3"><text:span text:style-name="Strong_20_Emphasis">Step 3: Accept or Decline an Order</text:span></text:h>
      <text:list text:style-name="L10">
        <text:list-item>
          <text:p text:style-name="P18"><text:span text:style-name="Strong_20_Emphasis">Restaurant Dashboard Component</text:span> (<text:span text:style-name="Source_20_Text">RestaurantNotification.js</text:span>):</text:p>
          <text:list>
            <text:list-item>
              <text:p text:style-name="P19">Restaurants can <text:span text:style-name="Strong_20_Emphasis">Accept or Decline an Order</text:span> using two buttons in the React frontend.</text:p>
            </text:list-item>
            <text:list-item>
              <text:p text:style-name="P19"><text:span text:style-name="Strong_20_Emphasis">Click the Button</text:span>:</text:p>
              <text:list>
                <text:list-item>
                  <text:p text:style-name="P19">Calls an HTTP POST request to the backend endpoint <text:span text:style-name="Source_20_Text">/api/User/accept-order</text:span> or <text:span text:style-name="Source_20_Text">/api/User/decline-order</text:span> via <text:span text:style-name="Strong_20_Emphasis">Axios</text:span>.</text:p>
                </text:list-item>
              </text:list>
            </text:list-item>
          </text:list>
        </text:list-item>
        <text:list-item>
          <text:p text:style-name="P18"><text:span text:style-name="Strong_20_Emphasis">Backend API Call</text:span> (<text:span text:style-name="Source_20_Text">UserController.cs</text:span>):</text:p>
          <text:list>
            <text:list-item>
              <text:p text:style-name="P19">The backend methods <text:span text:style-name="Strong_20_Emphasis"><text:span text:style-name="Source_20_Text">AcceptOrder</text:span></text:span><text:span text:style-name="Strong_20_Emphasis"> and </text:span><text:span text:style-name="Strong_20_Emphasis"><text:span text:style-name="Source_20_Text">DeclineOrder</text:span></text:span> notify all connected clients about the order status updates.</text:p>
            </text:list-item>
          </text:list>
        </text:list-item>
        <text:list-item>
          <text:p text:style-name="P18"><text:span text:style-name="Strong_20_Emphasis">SignalR Hub Methods</text:span> (<text:span text:style-name="Source_20_Text">UserHub.cs</text:span>):</text:p>
          <text:list>
            <text:list-item>
              <text:p text:style-name="P19">For <text:span text:style-name="Strong_20_Emphasis"><text:span text:style-name="Source_20_Text">AcceptOrder</text:span></text:span>, calls the <text:span text:style-name="Source_20_Text">Clients.All.SendAsync("OrderAccepted", orderId)</text:span>.</text:p>
            </text:list-item>
            <text:list-item>
              <text:p text:style-name="P18">For <text:span text:style-name="Strong_20_Emphasis"><text:span text:style-name="Source_20_Text">DeclineOrder</text:span></text:span>, calls the <text:span text:style-name="Source_20_Text">Clients.All.SendAsync("OrderDeclined", orderId)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4: User Notifications</text:span></text:h>
      <text:list text:style-name="L11">
        <text:list-item>
          <text:p text:style-name="P21"><text:span text:style-name="Strong_20_Emphasis">React Component</text:span> (<text:span text:style-name="Source_20_Text">NotificationUser.js</text:span>):</text:p>
          <text:list>
            <text:list-item>
              <text:p text:style-name="P21">Users have a React component that connects to the SignalR Hub and listens for events <text:span text:style-name="Strong_20_Emphasis"><text:span text:style-name="Source_20_Text">"OrderAccepted"</text:span></text:span><text:span text:style-name="Strong_20_Emphasis"> and </text:span><text:span text:style-name="Strong_20_Emphasis"><text:span text:style-name="Source_20_Text">"OrderDeclined"</text:span></text:span>.</text:p>
            </text:list-item>
            <text:list-item>
              <text:p text:style-name="P21">When an event is received:</text:p>
              <text:list>
                <text:list-item>
                  <text:p text:style-name="P21">The <text:span text:style-name="Strong_20_Emphasis">component updates the UI</text:span>, showing notifications like:</text:p>
                  <text:list>
                    <text:list-item>
                      <text:p text:style-name="P21"><text:span text:style-name="Strong_20_Emphasis">Order Accepted</text:span>: "Your order <text:span text:style-name="Strong_20_Emphasis">123</text:span> has been accepted."</text:p>
                    </text:list-item>
                    <text:list-item>
                      <text:p text:style-name="P20"><text:span text:style-name="Strong_20_Emphasis">Order Declined</text:span>: "Your order <text:span text:style-name="Strong_20_Emphasis">123</text:span> has been declined."</text:p>
                    </text:list-item>
                  </text:list>
                </text:list-item>
              </text:list>
            </text:list-item>
          </text:list>
        </text:list-item>
      </text:list>
      <text:p text:style-name="Standard">User (Frontend) → React Component (Place Order Form)</text:p>
      <text:p text:style-name="Standard"><text:s text:c="2"/>↓</text:p>
      <text:p text:style-name="Standard">Axios Request to /api/User/place-order (Backend)</text:p>
      <text:p text:style-name="Standard"><text:s text:c="2"/>↓</text:p>
      <text:p text:style-name="Standard">Backend API Controller → SignalR Hub Method `NotifyRestaurant`</text:p>
      <text:p text:style-name="Standard"><text:s text:c="2"/>↓</text:p>
      <text:p text:style-name="Standard">Restaurant Dashboard React Component (Real-time Notifications)</text:p>
      <text:p text:style-name="Standard"><text:s text:c="2"/></text:p>
      <text:p text:style-name="Standard">Restaurant Accept/Decline Button (API Call) </text:p>
      <text:p text:style-name="Standard"><text:s text:c="2"/>↓</text:p>
      <text:p text:style-name="Standard">Backend API `/api/User/accept-order`/`/api/User/decline-order`</text:p>
      <text:p text:style-name="Standard"><text:s text:c="2"/>↓</text:p>
      <text:p text:style-name="Standard">SignalR Hub sends Event to Clients (`OrderAccepted`/`OrderDeclined`)</text:p>
      <text:p text:style-name="Standard"><text:s text:c="2"/>↓</text:p>
      <text:p text:style-name="Standard">User Dashboard Component Updates UI with Notifications</text:p>
      <text:p text:style-name="Standard"><text:soft-page-break/></text:p>
      <text:p text:style-name="Standard"/>
      <text:h text:style-name="Heading_20_2" text:outline-level="2">📝 <text:span text:style-name="Strong_20_Emphasis">Order Processing Workflow (Real-world)</text:span></text:h>
      <text:h text:style-name="Heading_20_3" text:outline-level="3"><text:span text:style-name="Strong_20_Emphasis">Step 1: User Places an Order on Swiggy (Frontend Interaction)</text:span></text:h>
      <text:list text:style-name="L12">
        <text:list-item>
          <text:p text:style-name="P23"><text:span text:style-name="Strong_20_Emphasis">User Places an Order</text:span>:</text:p>
          <text:list>
            <text:list-item>
              <text:p text:style-name="P23">The user places an order through the Swiggy frontend interface.</text:p>
            </text:list-item>
            <text:list-item>
              <text:p text:style-name="P23">The order details include:</text:p>
              <text:list>
                <text:list-item>
                  <text:p text:style-name="P23"><text:span text:style-name="Strong_20_Emphasis">Restaurant ID</text:span></text:p>
                </text:list-item>
                <text:list-item>
                  <text:p text:style-name="P23"><text:span text:style-name="Strong_20_Emphasis">User ID</text:span></text:p>
                </text:list-item>
                <text:list-item>
                  <text:p text:style-name="P23"><text:span text:style-name="Strong_20_Emphasis">Items in the order</text:span></text:p>
                </text:list-item>
                <text:list-item>
                  <text:p text:style-name="P23"><text:span text:style-name="Strong_20_Emphasis">Price</text:span></text:p>
                </text:list-item>
              </text:list>
            </text:list-item>
          </text:list>
        </text:list-item>
        <text:list-item>
          <text:p text:style-name="P23"><text:span text:style-name="Strong_20_Emphasis">API Request</text:span>:</text:p>
          <text:list>
            <text:list-item>
              <text:p text:style-name="P22">The frontend sends an HTTP request to the backend API <text:span text:style-name="Source_20_Text">/api/User/place-order</text:span>.</text:p>
            </text:list-item>
          </text:list>
        </text:list-item>
      </text:list>
      <text:p text:style-name="Horizontal_20_Line"/>
      <text:h text:style-name="Heading_20_2" text:outline-level="2">🔄 <text:span text:style-name="Strong_20_Emphasis">Step 2: Backend Processes the Order</text:span></text:h>
      <text:h text:style-name="Heading_20_3" text:outline-level="3">2.1. <text:span text:style-name="Strong_20_Emphasis">Database Stores the Order</text:span></text:h>
      <text:list text:style-name="L13">
        <text:list-item>
          <text:p text:style-name="P25">The backend stores the order in the database (MySQL or SQL Server).</text:p>
        </text:list-item>
        <text:list-item>
          <text:p text:style-name="P25">A table (e.g., <text:span text:style-name="Source_20_Text">Orders</text:span> or <text:span text:style-name="Source_20_Text">OrderDetails</text:span>) contains the following information:</text:p>
          <text:list>
            <text:list-item>
              <text:p text:style-name="P25"><text:span text:style-name="Strong_20_Emphasis">Order ID</text:span></text:p>
            </text:list-item>
            <text:list-item>
              <text:p text:style-name="P25"><text:span text:style-name="Strong_20_Emphasis">Restaurant ID</text:span></text:p>
            </text:list-item>
            <text:list-item>
              <text:p text:style-name="P25"><text:span text:style-name="Strong_20_Emphasis">User ID</text:span></text:p>
            </text:list-item>
            <text:list-item>
              <text:p text:style-name="P25"><text:span text:style-name="Strong_20_Emphasis">Order Items</text:span></text:p>
            </text:list-item>
            <text:list-item>
              <text:p text:style-name="P25"><text:span text:style-name="Strong_20_Emphasis">Total Price</text:span></text:p>
            </text:list-item>
            <text:list-item>
              <text:p text:style-name="P24"><text:span text:style-name="Strong_20_Emphasis">Order Status</text:span> (Pending, Accepted, Preparing, Dispatched, Delivered)</text:p>
            </text:list-item>
          </text:list>
        </text:list-item>
      </text:list>
      <text:h text:style-name="Heading_20_3" text:outline-level="3">2.2. <text:span text:style-name="Strong_20_Emphasis">Notify the Restaurant</text:span></text:h>
      <text:list text:style-name="L14">
        <text:list-item>
          <text:p text:style-name="P27">The backend uses <text:span text:style-name="Strong_20_Emphasis">SignalR</text:span> to notify the connected <text:span text:style-name="Strong_20_Emphasis">restaurant clients</text:span> that a new order has been placed.</text:p>
        </text:list-item>
        <text:list-item>
          <text:p text:style-name="P26">SignalR sends a real-time message <text:span text:style-name="Source_20_Text">NewOrderReceived</text:span> to the restaurant dashboard.</text:p>
        </text:list-item>
      </text:list>
      <text:p text:style-name="Horizontal_20_Line"/>
      <text:h text:style-name="Heading_20_2" text:outline-level="2">🏢 <text:span text:style-name="Strong_20_Emphasis">Step 3: Restaurant Dashboard Interaction</text:span></text:h>
      <text:h text:style-name="Heading_20_3" text:outline-level="3">3.1. <text:span text:style-name="Strong_20_Emphasis">Restaurant Views the Order Details</text:span></text:h>
      <text:list text:style-name="L15">
        <text:list-item>
          <text:p text:style-name="P29">The restaurant dashboard displays the order details:</text:p>
          <text:list>
            <text:list-item>
              <text:p text:style-name="P29"><text:soft-page-break/>Items ordered</text:p>
            </text:list-item>
            <text:list-item>
              <text:p text:style-name="P29">Quantity</text:p>
            </text:list-item>
            <text:list-item>
              <text:p text:style-name="P29">Total cost</text:p>
            </text:list-item>
            <text:list-item>
              <text:p text:style-name="P29">Delivery address</text:p>
            </text:list-item>
            <text:list-item>
              <text:p text:style-name="P29">User contact information</text:p>
            </text:list-item>
            <text:list-item>
              <text:p text:style-name="P28">Timestamp</text:p>
            </text:list-item>
          </text:list>
        </text:list-item>
      </text:list>
      <text:h text:style-name="Heading_20_3" text:outline-level="3">3.2. <text:span text:style-name="Strong_20_Emphasis">Order Preparation</text:span></text:h>
      <text:list text:style-name="L16">
        <text:list-item>
          <text:p text:style-name="P31">The restaurant’s kitchen team starts preparing the food based on the order received.</text:p>
        </text:list-item>
        <text:list-item>
          <text:p text:style-name="P31">Depending on restaurant operations:</text:p>
          <text:list>
            <text:list-item>
              <text:p text:style-name="P31">It updates the order status to <text:span text:style-name="Strong_20_Emphasis">"Preparing"</text:span> once cooking starts.</text:p>
            </text:list-item>
            <text:list-item>
              <text:p text:style-name="P30">Once food preparation is complete, it updates the order status to <text:span text:style-name="Strong_20_Emphasis">"Dispatched"</text:span>.</text:p>
            </text:list-item>
          </text:list>
        </text:list-item>
      </text:list>
      <text:p text:style-name="Horizontal_20_Line"/>
      <text:h text:style-name="Heading_20_2" text:outline-level="2">🚚 <text:span text:style-name="Strong_20_Emphasis">Step 4: Delivery Agent Notification</text:span></text:h>
      <text:h text:style-name="Heading_20_3" text:outline-level="3">4.1. <text:span text:style-name="Strong_20_Emphasis">Notify Delivery Agents</text:span></text:h>
      <text:list text:style-name="L17">
        <text:list-item>
          <text:p text:style-name="P33">When the food is ready, the restaurant system notifies delivery agents.</text:p>
        </text:list-item>
        <text:list-item>
          <text:p text:style-name="P33">This is done via <text:span text:style-name="Strong_20_Emphasis">SignalR</text:span>, APIs, or a third-party delivery platform integration.</text:p>
        </text:list-item>
        <text:list-item>
          <text:p text:style-name="P32">Delivery agents get real-time notifications about orders that need to be picked up from the restaurant.</text:p>
        </text:list-item>
      </text:list>
      <text:h text:style-name="Heading_20_3" text:outline-level="3">4.2. <text:span text:style-name="Strong_20_Emphasis">Delivery Dashboard Interaction</text:span></text:h>
      <text:list text:style-name="L18">
        <text:list-item>
          <text:p text:style-name="P35">The delivery agent:</text:p>
          <text:list>
            <text:list-item>
              <text:p text:style-name="P35">Goes to the restaurant.</text:p>
            </text:list-item>
            <text:list-item>
              <text:p text:style-name="P35">Picks up the food.</text:p>
            </text:list-item>
            <text:list-item>
              <text:p text:style-name="P34">Updates the status to <text:span text:style-name="Strong_20_Emphasis">"Dispatched"</text:span>.</text:p>
            </text:list-item>
          </text:list>
        </text:list-item>
      </text:list>
      <text:p text:style-name="Horizontal_20_Line"/>
      <text:h text:style-name="Heading_20_2" text:outline-level="2">📦 <text:span text:style-name="Strong_20_Emphasis">Step 5: Deliver to Customer</text:span></text:h>
      <text:h text:style-name="Heading_20_3" text:outline-level="3">5.1. <text:span text:style-name="Strong_20_Emphasis">Final Delivery Notification</text:span></text:h>
      <text:list text:style-name="L19">
        <text:list-item>
          <text:p text:style-name="P37">The delivery agent transports the food to the customer’s address.</text:p>
        </text:list-item>
        <text:list-item>
          <text:p text:style-name="P37">As soon as the delivery is completed:</text:p>
          <text:list>
            <text:list-item>
              <text:p text:style-name="P37">The system updates the order status to <text:span text:style-name="Strong_20_Emphasis">"Delivered"</text:span>.</text:p>
            </text:list-item>
            <text:list-item>
              <text:p text:style-name="P36">Sends a notification to the <text:span text:style-name="Strong_20_Emphasis">user's app</text:span> (React component).</text:p>
            </text:list-item>
          </text:list>
        </text:list-item>
      </text:list>
      <text:h text:style-name="Heading_20_3" text:outline-level="3">5.2. <text:span text:style-name="Strong_20_Emphasis">User Notification Interaction</text:span></text:h>
      <text:list text:style-name="L20">
        <text:list-item>
          <text:p text:style-name="P39">The React component connected via SignalR receives the following updates:</text:p>
          <text:list>
            <text:list-item>
              <text:p text:style-name="P39"><text:span text:style-name="Strong_20_Emphasis">Order Accepted Notification</text:span></text:p>
            </text:list-item>
            <text:list-item>
              <text:p text:style-name="P39"><text:soft-page-break/><text:span text:style-name="Strong_20_Emphasis">Order Dispatched Notification</text:span></text:p>
            </text:list-item>
            <text:list-item>
              <text:p text:style-name="P38"><text:span text:style-name="Strong_20_Emphasis">Order Delivered Confirmation</text:span></text:p>
            </text:list-item>
          </text:list>
        </text:list-item>
      </text:list>
      <text:p text:style-name="Horizontal_20_Line"/>
      <text:h text:style-name="Heading_20_2" text:outline-level="2">💰 <text:span text:style-name="Strong_20_Emphasis">Step 6: Payment Handling</text:span></text:h>
      <text:h text:style-name="Heading_20_3" text:outline-level="3">6.1. <text:span text:style-name="Strong_20_Emphasis">Payment Gateway Integration</text:span></text:h>
      <text:list text:style-name="L21">
        <text:list-item>
          <text:p text:style-name="P41">At every step, the payment amount is tracked:</text:p>
          <text:list>
            <text:list-item>
              <text:p text:style-name="P41">Full or partial payments are made through <text:span text:style-name="Strong_20_Emphasis">payment gateways</text:span> (Stripe, PayPal).</text:p>
            </text:list-item>
            <text:list-item>
              <text:p text:style-name="P40">Swiggy or Delivery Service platforms process these payments.</text:p>
            </text:list-item>
          </text:list>
        </text:list-item>
      </text:list>
      <text:h text:style-name="Heading_20_3" text:outline-level="3">6.2. <text:span text:style-name="Strong_20_Emphasis">Invoice Generation</text:span></text:h>
      <text:list text:style-name="L22">
        <text:list-item>
          <text:p text:style-name="P43">The system automatically generates an <text:span text:style-name="Strong_20_Emphasis">Order Invoice</text:span>:</text:p>
          <text:list>
            <text:list-item>
              <text:p text:style-name="P43">Includes the order details, delivery costs, taxes, discounts, and total cost.</text:p>
            </text:list-item>
            <text:list-item>
              <text:p text:style-name="P42">Sends it to both <text:span text:style-name="Strong_20_Emphasis">restaurant and user email addresses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9:12:48.662000000</meta:creation-date>
    <dc:date>2024-12-17T19:45:58.759000000</dc:date>
    <meta:editing-duration>PT22M58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6" meta:paragraph-count="147" meta:word-count="1029" meta:character-count="6782" meta:non-whitespace-character-count="5951"/>
  </office:meta>
</office:document-meta>
</file>